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automatic-styles>
    <style:style style:name="HEADER_SECTION" style:family="section">
      <style:section-properties text:dont-balance-text-columns="true" style:editable="false">
        <style:columns fo:column-count="2">
          <style:column style:rel-width="6480*" fo:start-indent="0in" fo:end-indent="0in"/>
          <style:column style:rel-width="4320*" fo:start-indent="0in" fo:end-indent="0in"/>
        </style:columns>
      </style:section-properties>
    </style:style>
    <style:style style:name="CONTACT_TABLE" style:family="table">
      <style:table-properties style:width="3in" table:align="margins" style:shadow="none" fo:break-before="column"/>
    </style:style>
    <style:style style:name="CONTACT_TABLE_COL1" style:family="table-column">
      <style:table-column-properties style:column-width="0.6875in" style:rel-column-width="990*"/>
    </style:style>
    <style:style style:name="CONTACT_TABLE_COL2" style:family="table-column">
      <style:table-column-properties style:column-width="2.3125in" style:rel-column-width="3330*"/>
    </style:style>
    <style:style style:name="CONTACT_TABLE_CELL" style:family="table-cell">
      <style:table-cell-properties style:vertical-align="bottom" fo:padding="0.0382in" fo:border="none"/>
    </style:style>
    <text:list-style style:name="L2">
      <text:list-level-style-bullet text:level="1" text:bullet-char="•">
        <style:list-level-properties text:list-level-position-and-space-mode="label-alignment">
          <style:list-level-label-alignment text:label-followed-by="listtab" fo:text-indent="-0.2in" fo:margin-left="0.6in"/>
        </style:list-level-properties>
        <style:text-properties style:font-name="StarSymbol"/>
      </text:list-level-style-bullet>
    </text:list-style>
  </office:automatic-styles>
  <office:body>
    <office:text text:use-soft-page-breaks="true" style:page-layout-name="Mpm1">
      <!--style:table-cell-properties style:vertical-align="bottom" fo:padding="0.0382in" fo:border="non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HEADER_SECTION" text:name="Header">
        <text:p text:style-name="HEADER_NAME">David Chandler</text:p>
        <text:p text:style-name="HEADER_TAGLINE">Linux Administrator seeking opportunities<text:line-break/>in systems automation and development</text:p>
        <table:table table:name="Contact Table" table:style-name="CONTACT_TABLE">
          <table:table-column table:style-name="CONTACT_TABLE_COL1"/>
          <table:table-column table:style-name="CONTACT_TABLE_COL2"/>
          <table:table-row/>
          <table:table-row>
            <table:table-cell table:style-name="CONTACT_TABLE_CELL" office:value-type="string">
              <text:p text:style-name="HEADER_CONTACT_TYPE">Email</text:p>
            </table:table-cell>
            <table:table-cell table:style-name="CONTACT_TABLE_CELL" office:value-type="string">
              <text:p text:style-name="HEADER_CONTACT_VAULE">contact@dechandler.io</text:p>
            </table:table-cell>
          </table:table-row>
        </table:table>
      </text:section>
      <text:p text:style-name="SECTION_NAME">Technology</text:p>
      <text:p text:style-name="SECTION_ITEM_HEADER">
                Administration
        

        
        </text:p>
      <text:p text:style-name="SUBSECTION">
                    <text:tab/>
                    <text:span text:style-name="SUBSECTION_NAME">Skilled</text:span>
                    <text:tab/>
                    Ansible, RHEL (6 &amp; 7), Apache, OpenSSH, NFS, Linux Networking, Nginx
                </text:p>
      <text:p text:style-name="SUBSECTION">
                    <text:tab/>
                    <text:span text:style-name="SUBSECTION_NAME">Proficient</text:span>
                    <text:tab/>
                    Ubuntu, MySQL, Iptables, RHCS, DNS, Wordpress, VMWare, LAMP Stack
                </text:p>
      <text:p text:style-name="SECTION_ITEM_HEADER">
                Languages, Modules, Tools
        

        
        </text:p>
      <text:p text:style-name="SUBSECTION">
                    <text:tab/>
                    <text:span text:style-name="SUBSECTION_NAME">Skilled</text:span>
                    <text:tab/>
                    Python, Bash/Shell, Regular Expressions, Awk
                </text:p>
      <text:p text:style-name="SUBSECTION">
                    <text:tab/>
                    <text:span text:style-name="SUBSECTION_NAME">Proficient</text:span>
                    <text:tab/>
                    SQL, Flask, Git(hub), Pexpect
                </text:p>
      <text:p text:style-name="SECTION_NAME">Certification</text:p>
      <text:p text:style-name="SECTION_ITEM_HEADER">
                RHCSA (Red Hat Certified System Administrator)
        

        
            <text:tab/>
            RHEL 6 (expired): Feb 2013, RHEL 7: Oct 2016
        
        </text:p>
      <text:p text:style-name="SECTION_ITEM_HEADER">
                Red Hat Certified Specialist in Ansible Automation
        

        
            <text:tab/>
            Sep 2018
        
        </text:p>
      <text:p text:style-name="SECTION_NAME">Experience</text:p>
      <text:p text:style-name="SECTION_ITEM_HEADER_3">
                Rackspace<text:tab/>
                <text:span text:style-name="SECTION_ITEM_ALT">Linux Administrator II</text:span>
        

        
            <text:tab/>
            Nov 2012 - June 2018
        
        </text:p>
      <text:list text:style-name="L2">
        <text:list-item>
          <text:p text:style-name="SECTION_ITEM_LIST">Authored, improved, and maintained tools and automation used by support staff. This includes applications and scripts which interact with internal APIs, log into and perform work on customer servers, query and manipulate databases, web scrape, and parse server logs, command output and network appliance configurations</text:p>
        </text:list-item>
        <text:list-item>
          <text:p text:style-name="SECTION_ITEM_LIST">Configured, deployed, and maintained RHEL and Ubuntu servers, along with common services — e.g., Apache, Nginx, NFS, Vsftpd, and PHP-FPM</text:p>
        </text:list-item>
        <text:list-item>
          <text:p text:style-name="SECTION_ITEM_LIST">Implemented secure and sustainable solutions in response to customer requests, often following up on incomplete information to resolve XY problems</text:p>
        </text:list-item>
        <text:list-item>
          <text:p text:style-name="SECTION_ITEM_LIST">Demonstrated among the best of my peers in following issues through to their resolution</text:p>
        </text:list-item>
        <text:list-item>
          <text:p text:style-name="SECTION_ITEM_LIST">Managed an often chaotic workload, often in environments I had not previously worked on, to deliver quality results in a timely manner</text:p>
        </text:list-item>
        <text:list-item>
          <text:p text:style-name="SECTION_ITEM_LIST">Screened and interviewed candidates applying for positions on my team</text:p>
        </text:list-item>
      </text:list>
      <text:p text:style-name="SECTION_ITEM_HEADER_3">
                Texas A&amp;M CIS<text:tab/>
                <text:span text:style-name="SECTION_ITEM_ALT">Student Leader / Student Technician</text:span>
        

        
            <text:tab/>
            Jul 2008 - May 2012
        
        </text:p>
      <text:list text:style-name="L2">
        <text:list-item>
          <text:p text:style-name="SECTION_ITEM_LIST">Managed campus computer lab operations, desktop PCs, and large networked printers</text:p>
        </text:list-item>
        <text:list-item>
          <text:p text:style-name="SECTION_ITEM_LIST">Authored and maintained documentation on lab systems and processes</text:p>
        </text:list-item>
        <text:list-item>
          <text:p text:style-name="SECTION_ITEM_LIST">Served in a student management position and participated in staffing decisions</text:p>
        </text:list-item>
        <text:list-item>
          <text:p text:style-name="SECTION_ITEM_LIST">Worked for the campus Help Desk, assisting students and faculty with personal machines and university accounts</text:p>
        </text:list-item>
      </text:list>
      <text:p text:style-name="SECTION_ITEM_HEADER_3">
                Personal Projects<text:tab/>
                <text:span text:style-name="SECTION_ITEM_ALT">https://github.com/dechandler</text:span>
        

        
            <text:tab/>
            Ongoing
        
        </text:p>
      <text:list text:style-name="L2">
        <text:list-item>
          <text:p text:style-name="SECTION_ITEM_LIST">Automated configuration of personal infrastructure, thusfar using Ansible for managing a laptop (Ubuntu) and scripts for redeploying an x86 router (Alpine)</text:p>
        </text:list-item>
        <text:list-item>
          <text:p text:style-name="SECTION_ITEM_LIST">Automatic generation of this document</text:p>
        </text:list-item>
      </text:list>
      <text:p text:style-name="SECTION_NAME">Education</text:p>
      <text:p text:style-name="SECTION_ITEM_HEADER_3">
                Texas A&amp;M University<text:tab/>
                <text:span text:style-name="SECTION_ITEM_ALT">B.S. in Psychology</text:span>
        

        
            <text:tab/>
            Graduated May 2012
        
        </text:p>
      <text:p text:style-name="DEFAUL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Ubuntu" svg:font-family="Ubuntu" style:font-pitch="variable"/>
  </office:font-face-decls>
  <office:styles>
    <style:style style:name="DEFAULT" style:display-name="Resume - Default" style:family="paragraph" style:class="text">
      <style:text-properties style:font-name="Ubuntu" fo:font-family="Ubuntu" style:font-pitch="variable"/>
    </style:style>
    <style:style style:name="HEADER_NAME" style:display-name="Header - Name" style:family="paragraph" style:parent-style-name="DEFAULT">
      <style:paragraph-properties fo:margin-top="0in" fo:margin-bottom="0.2201in" loext:contextual-spacing="false" fo:background-color="transparent" style:shadow="none"/>
      <style:text-properties fo:font-size="28pt" fo:font-weight="bold"/>
    </style:style>
    <style:style style:name="HEADER_TAGLINE" style:display-name="Header - Tagline" style:family="paragraph" style:parent-style-name="DEFAULT">
      <loext:graphic-properties draw:fill="none"/>
      <style:paragraph-properties fo:margin-left="1.5in" fo:margin-right="0in" fo:text-align="start" style:justify-single-word="false" fo:text-indent="-1in" style:auto-text-indent="false" fo:background-color="transparent"/>
      <style:text-properties fo:font-size="10.5pt" fo:font-style="italic" fo:font-weight="normal"/>
    </style:style>
    <style:style style:name="HEADER_CONTACT_TYPE" style:display-name="Header - Contact Type" style:family="paragraph" style:parent-style-name="DEFAULT">
      <loext:graphic-properties draw:fill="none"/>
      <style:paragraph-properties fo:margin-right="0in" fo:text-align="end" style:justify-single-word="false" fo:text-indent="0in" style:auto-text-indent="false" fo:background-color="transparent"/>
      <style:text-properties fo:font-size="10.5pt" fo:font-style="normal" fo:font-weight="bold"/>
    </style:style>
    <style:style style:name="HEADER_CONTACT_VAULE" style:display-name="Header - Contact Value" style:family="paragraph" style:parent-style-name="DEFAULT">
      <loext:graphic-properties draw:fill="none"/>
      <style:paragraph-properties fo:text-align="end" style:justify-single-word="false" fo:text-indent="-1in" style:auto-text-indent="false" fo:background-color="transparent"/>
      <style:text-properties fo:font-size="10.5pt" fo:font-style="italic" fo:font-weight="normal"/>
    </style:style>
    <style:style style:name="SECTION_NAME" style:display-name="Section - Name" style:family="paragraph" style:parent-style-name="DEFAULT">
      <style:paragraph-properties fo:margin-top="0.3in" fo:margin-bottom="0in" loext:contextual-spacing="false"/>
      <style:text-properties fo:font-size="16pt" fo:font-weight="bold"/>
    </style:style>
    <style:style style:name="SECTION_ITEM_HEADER" style:display-name="Section - Item Header" style:family="paragraph" style:parent-style-name="DEFAULT">
      <loext:graphic-properties draw:fill="none"/>
      <style:paragraph-properties fo:margin-left="0.3752in" fo:margin-right="0in" fo:margin-top="0.1402in" fo:margin-bottom="0.0402in" loext:contextual-spacing="false" fo:text-indent="0in" style:auto-text-indent="false" fo:background-color="transparent">
        <style:tab-stops>
          <style:tab-stop style:position="7.1252in" style:type="right"/>
        </style:tab-stops>
      </style:paragraph-properties>
      <style:text-properties fo:font-size="10pt" fo:font-style="normal" fo:font-weight="bold"/>
    </style:style>
    <style:style style:name="SECTION_ITEM_HEADER_3" style:display-name="Section - Item Header (Name, Alt, Dates)" style:family="paragraph" style:parent-style-name="SECTION_ITEM_HEADER">
      <style:paragraph-properties>
        <style:tab-stops>
          <style:tab-stop style:position="2in"/>
          <style:tab-stop style:position="7.1252in" style:type="right"/>
        </style:tab-stops>
      </style:paragraph-properties>
    </style:style>
    <style:style style:name="SECTION_ITEM_NAME" style:family="text">
      <style:text-properties fo:font-size="10pt" fo:font-weight="bold"/>
    </style:style>
    <style:style style:name="SECTION_ITEM_ALT" style:family="text">
      <style:text-properties fo:font-size="11pt" fo:font-weight="normal"/>
    </style:style>
    <style:style style:name="SECTION_ITEM_RT" style:family="text">
      <style:text-properties fo:font-size="10pt" fo:font-weight="bold"/>
    </style:style>
    <style:style style:name="SUBSECTION" style:display-name="Subsection" style:family="paragraph" style:parent-style-name="DEFAULT">
      <loext:graphic-properties draw:fill="none"/>
      <style:paragraph-properties fo:margin-left="0in" fo:margin-right="0in" fo:margin-top="0.0402in" fo:margin-bottom="0.0598in" loext:contextual-spacing="false" fo:text-indent="0in" style:auto-text-indent="false" fo:background-color="transparent">
        <style:tab-stops>
          <style:tab-stop style:position="1.25in" style:type="right"/>
          <style:tab-stop style:position="1.6252in"/>
        </style:tab-stops>
      </style:paragraph-properties>
      <style:text-properties fo:font-size="12pt" fo:font-weight="normal"/>
    </style:style>
    <style:style style:name="SUBSECTION_NAME" style:family="text">
      <style:text-properties fo:font-size="9pt" fo:font-weight="bold"/>
    </style:style>
    <style:style style:name="SECTION_ITEM_LIST" style:display-name="Section - Item List" style:family="paragraph" style:parent-style-name="DEFAULT">
      <loext:graphic-properties draw:fill="none"/>
      <style:paragraph-properties fo:margin-left="0.6252in" fo:margin-right="0in" fo:margin-top="0.0598in" fo:margin-bottom="0.0402in" loext:contextual-spacing="false" style:line-height-at-least="0.0693in" fo:text-align="justify" style:justify-single-word="false" fo:orphans="2" fo:widows="2" fo:hyphenation-ladder-count="no-limit" fo:text-indent="-0.25in" style:auto-text-indent="false" fo:background-color="transparent" style:writing-mode="lr-tb">
        <style:tab-stops/>
      </style:paragraph-properties>
      <style:text-properties fo:color="#00000a" style:font-name="Ubuntu" fo:font-family="Ubuntu" style:font-pitch="variable" fo:font-size="11pt" fo:language="en" fo:country="US" fo:hyphenate="false" fo:hyphenation-remain-char-count="2" fo:hyphenation-push-char-count="2"/>
    </style:style>
    <style:style style:name="LIST_SYMBOLS" style:display-name="Bullet Symbols" style:family="text">
      <style:text-properties style:font-name="OpenSymbol" fo:font-family="OpenSymbol" style:font-charset="x-symbol"/>
    </style:style>
  </office:styles>
  <office:automatic-styles>
    <style:page-layout style:name="MASTER_PAGE">
      <style:page-layout-properties fo:page-width="8.5in" fo:page-height="11in" style:num-format="1" style:print-orientation="portrait" fo:margin="0" fo:margin-top="0.5in" fo:margin-bottom="0.5in" fo:margin-left="0.5in" fo:margin-right="0.5in" style:writing-mode="lr-tb" style:footnote-max-height="0in"/>
    </style:page-layout>
  </office:automatic-styles>
  <office:master-styles>
    <style:master-page style:name="Standard" style:page-layout-name="MASTER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2T23:32:59.970872342</meta:creation-date>
    <dc:date>2018-08-03T03:44:34.518376366</dc:date>
    <meta:editing-duration>PT17M13S</meta:editing-duration>
    <meta:editing-cycles>3</meta:editing-cycles>
    <meta:generator>LibreOffice/6.0.3.2$Linux_X86_64 LibreOffice_project/00m0$Build-2</meta:generator>
    <meta:document-statistic meta:table-count="1" meta:image-count="0" meta:object-count="0" meta:page-count="2" meta:paragraph-count="29" meta:word-count="266" meta:character-count="1849" meta:non-whitespace-character-count="1613"/>
  </office:meta>
</office:document-meta>
</file>